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5.209cm" svg:x="1.4cm" svg:y="2.665cm" presentation:class="title" presentation:user-transformed="true">
          <draw:text-box>
            <text:p>Surface-EMG Processing &amp; Classification<text:line-break/>for Muscle Interfaces</text:p>
          </draw:text-box>
        </draw:frame>
        <draw:frame presentation:style-name="pr2" draw:text-style-name="P1" draw:layer="layout" svg:width="25.199cm" svg:height="9.134cm" svg:x="1.4cm" svg:y="5.852cm" presentation:class="subtitle" presentation:user-transformed="true">
          <draw:text-box>
            <text:p>Thomas Alexgaard Jensen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troduction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ethod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reation of a Dataset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tent Classification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ovement Regression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sthetic Hand Simulation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/>Discussion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nclusion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5T14:54:40.239894386</meta:creation-date>
    <dc:date>2023-06-05T15:24:44.203585193</dc:date>
    <meta:editing-duration>PT9M42S</meta:editing-duration>
    <meta:editing-cycles>1</meta:editing-cycles>
    <meta:generator>LibreOffice/6.4.7.2$Linux_X86_64 LibreOffice_project/40$Build-2</meta:generator>
    <meta:document-statistic meta:object-count="57"/>
  </office:meta>
</office:document-meta>
</file>